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line-height="188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a8edf671-7fff-36f4-75cb-a789f3a009af"/>Parašyti aplikaciją (gali nebūti UI), kurį išpildytų reikalavimus:</text:p>
      <text:p text:style-name="P1">1) naudoja duotą csv (prisegame) su valiutų keitimo kursais (name, exchangeRate &lt;kursai nurodyti į EUR&gt;)</text:p>
      <text:p text:style-name="P1">2) pagal naudotojo įvestą informaciją (kiekis, pradinė valiuta, galutinė valiuta) išveda kiekį į nurodytą valiutą</text:p>
      <text:p text:style-name="P1">3) išvedamas kiekis turi būti tikslus iki 18 skaičių po kablelio</text:p>
      <text:p text:style-name="P1">4) turi automatinius testus, kurie parodo programos veiksmingumą</text:p>
      <text:p text:style-name="P1">5) geriausia, kad būtų parašyta Java, C# arba Python programavimo kalba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5T17:56:39.997624431</meta:creation-date>
    <dc:date>2019-06-05T17:56:55.765486168</dc:date>
    <meta:editing-duration>PT16S</meta:editing-duration>
    <meta:editing-cycles>1</meta:editing-cycles>
    <meta:document-statistic meta:table-count="0" meta:image-count="0" meta:object-count="0" meta:page-count="1" meta:paragraph-count="7" meta:word-count="68" meta:character-count="483" meta:non-whitespace-character-count="420"/>
    <meta:generator>LibreOffice/6.1.6.3$Linux_X86_64 LibreOffice_project/10$Build-3</meta:generator>
  </office:meta>
</office:document-meta>
</file>